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ActionOutput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ActionOutputException.getForwar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ActionOutputException.getMessag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ActionOutputException.getActionOutpu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ActionOutputException.causeMayBeSession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ActionOutputException.MissingActionOutputException( String actionName , FlowController flowController , String actionOutputName , String forwar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